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9"/>
      <text:p text:style-name="P9">Presentació assignatura</text:p>
      <text:p text:style-name="P11">Comentem web assignatura</text:p>
      <text:p text:style-name="P14">Activem el Classroom d'electricitat</text:p>
      <text:p text:style-name="P11"/>
      <text:p text:style-name="P13">Comencem amb apunts <text:a xlink:type="simple" xlink:href="https://paulinoposada.github.io/web_e/documents/apunts/unitat_1/e_apunts_ud_1_1_gs.pdf"><text:span text:style-name="T8">Unitat 1.1</text:span></text:a> – Introducció</text:p>
      <text:p text:style-name="P11">Comentem fins a 1.6 Mesurament de voltatge i corrent</text:p>
      <text:p text:style-name="P11"/>
      <text:p text:style-name="P11">Baixem al taller a desmuntar calaixos de les taules</text:p>
      <text:p text:style-name="P11"/>
      <text:p text:style-name="P2"/>
      <text:p text:style-name="P2">Dimecres<text:tab/>27/09/23</text:p>
      <text:p text:style-name="P15"><text:a xlink:type="simple" xlink:href="https://paulinoposada.github.io/web_e/documents/apunts/unitat_1/e_apunts_ud_1_1_gs.pdf">Unitat 1.1</text:a></text:p>
      <text:p text:style-name="P15">Comentem 1.7 Direcció convencional del corrent.</text:p>
      <text:p text:style-name="P15"/>
      <text:p text:style-name="P17"><text:a xlink:type="simple" xlink:href="https://paulinoposada.github.io/web_e/documents/apunts/unitat_1/e_apunts_ud_1_2_gs.pdf">Unitat 1.2</text:a></text:p>
      <text:p text:style-name="P15">Comentem</text:p>
      <text:p text:style-name="P27"><text:span text:style-name="T1">1.1 </text:span><text:span text:style-name="T6">Relación entre tensión, corriente y resistencia</text:span></text:p>
      <text:p text:style-name="P15">1.2 Exercicis 1.2-1 i 2</text:p>
      <text:p text:style-name="P15">1.3 Potència elèctrica</text:p>
      <text:p text:style-name="P15">1.5 Resistencias</text:p>
      <text:p text:style-name="P15"/>
      <text:p text:style-name="P15"/>
      <text:p text:style-name="P2">Dijous<text:tab/><text:tab/>28/09/23</text:p>
      <text:p text:style-name="P2"/>
      <text:p text:style-name="P16"><text:a xlink:type="simple" xlink:href="https://paulinoposada.github.io/web_e/documents/apunts/unitat_1/e_apunts_ud_1_2_gs.pdf">Unitat 1.2</text:a></text:p>
      <text:p text:style-name="P16">Comentem</text:p>
      <text:p text:style-name="P7"><text:span text:style-name="T3">1.</text:span><text:span text:style-name="T2">6 No linearittat de la resistència</text:span></text:p>
      <text:p text:style-name="P21">1.7 El cablejat del circuit</text:p>
      <text:p text:style-name="P7"/>
      <text:p text:style-name="P21">Baixem al taller per desmuntar taules i tallar taulers.</text:p>
      <text:p text:style-name="P2"/>
      <text:p text:style-name="P2"/>
      <text:p text:style-name="P2">Divendres<text:tab/> 29/09/23</text:p>
      <text:p text:style-name="P10"/>
      <text:p text:style-name="P18">Comencem amb <text:a xlink:type="simple" xlink:href="https://paulinoposada.github.io/web_e/documents/apunts/unitat_2/e_apunts_ud_2_1_gs.pdf">unitat 2</text:a> “Seguretat en les instal·lacions elèctriques”</text:p>
      <text:p text:style-name="P18"><text:s/>Comentem apartats</text:p>
      <text:p text:style-name="P18">1.1 Efectes fisològics de l'electricitat</text:p>
      <text:p text:style-name="P18">1.2 Toma de terra</text:p>
      <text:p text:style-name="P18">1.3 Llei d'Ohm aplicada a els descàrregues</text:p>
      <text:p text:style-name="P18"/>
      <text:p text:style-name="P18"/>
      <text:p text:style-name="P18"/>
      <text:p text:style-name="P3"/>
      <text:p text:style-name="P28">Dimarts<text:tab/><text:span text:style-name="T7">03</text:span>/<text:span text:style-name="T7">10</text:span>/23</text:p>
      <text:p text:style-name="P12"/>
      <text:p text:style-name="P12">Baixem al taller a desmuntar <text:span text:style-name="T7">material</text:span> taules.</text:p>
      <text:p text:style-name="P12"/>
      <text:p text:style-name="P22">Mesurem fill de coure de 14 m de llargària, R = 6 ohms. Amb la resistivitat del coure calculem secció com a 0,04 mm2 → en un conductor de 1,5 nmm2 hi ha 38 fils de 0,04 mm2.</text:p>
      <text:p text:style-name="P22"/>
      <text:p text:style-name="P23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22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19">Comentem apartats</text:p>
      <text:p text:style-name="P19">1.<text:span text:style-name="T9">4</text:span> <text:span text:style-name="T9">Procediments de seguretat</text:span></text:p>
      <text:p text:style-name="P24">1.5 Resposta a una emergència</text:p>
      <text:p text:style-name="P24">1.6 Causes freqüents d'accidents</text:p>
      <text:p text:style-name="P24">1.7 Disseny de dispositius segurs</text:p>
      <text:p text:style-name="P24">1.8 Utilització del polímetre</text:p>
      <text:p text:style-name="P24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8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25">Comentem apartats</text:p>
      <text:p text:style-name="P25">1.1 Què són les connexións sèrie i paral·lel</text:p>
      <text:p text:style-name="P25">1.2 Connexió sèrie senzilla</text:p>
      <text:p text:style-name="P25">1.3 Connexió paral·lel senzilla</text:p>
      <text:p text:style-name="P8"/>
      <text:p text:style-name="P25">Baixem al taller on muntem font d'alimentació d'ordinador amb derivacions a les taules de pràctiques.</text:p>
      <text:p text:style-name="P25"/>
      <text:p text:style-name="P20"/>
      <text:p text:style-name="P6">D<text:span text:style-name="T11">ivendres</text:span><text:tab/><text:span text:style-name="T7">06</text:span>/<text:span text:style-name="T7">10</text:span>/23</text:p>
      <text:p text:style-name="P6"/>
      <text:p text:style-name="P26">Comencem amb la pràctica 1.</text:p>
      <text:p text:style-name="P24"/>
      <text:p text:style-name="P24"/>
      <text:p text:style-name="P32">D<text:span text:style-name="T11">illuns</text:span><text:tab/><text:span text:style-name="T7">09</text:span>/<text:span text:style-name="T7">10</text:span>/23</text:p>
      <text:p text:style-name="P32"/>
      <text:p text:style-name="P31">Co<text:span text:style-name="T12">ntinuem</text:span> amb la pràctica 1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9T17:12:18.402031777</dc:date>
    <meta:editing-duration>PT3M46S</meta:editing-duration>
    <meta:editing-cycles>14</meta:editing-cycles>
    <meta:document-statistic meta:table-count="0" meta:image-count="0" meta:object-count="0" meta:page-count="2" meta:paragraph-count="54" meta:word-count="278" meta:character-count="1818" meta:non-whitespace-character-count="1588"/>
  </office:meta>
</office:document-meta>
</file>